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Droid Sans Mono" fo:font-size="7pt" fo:font-weight="normal" fo:background-color="transparent" style:font-size-asian="7pt" style:font-size-complex="7pt"/>
    </style:style>
    <style:style style:name="P2" style:family="paragraph" style:parent-style-name="Standard">
      <style:paragraph-properties style:line-height-at-least="0.503cm"/>
      <style:text-properties fo:color="#000000" style:font-name="Droid Sans Mono" fo:font-size="7pt" fo:font-weight="normal" fo:background-color="transparent" style:font-size-asian="7pt" style:font-size-complex="7pt"/>
    </style:style>
    <style:style style:name="P3" style:family="paragraph" style:parent-style-name="Standard">
      <style:text-properties fo:color="#000000" fo:font-size="7pt" fo:background-color="transparent" style:font-size-asian="7pt" style:font-size-complex="7pt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ce9178"/>
    </style:style>
    <style:style style:name="T5" style:family="text">
      <style:text-properties officeooo:rsid="000b79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&lt;app-route</text:p>
      <text:p text:style-name="P2">route="{{route}}"</text:p>
      <text:p text:style-name="P2">pattern="/:page"</text:p>
      <text:p text:style-name="P2">data="{{routeData}}"</text:p>
      <text:p text:style-name="P2">tail="{{subroute}}"&gt;&lt;/app-route&gt;</text:p>
      <text:p text:style-name="P3"/>
      <text:p text:style-name="P3"/>
      <text:p text:style-name="P1">&lt;lhm-data</text:p>
      <text:p text:style-name="P2">id="data"</text:p>
      <text:p text:style-name="P2">categories="{{categories}}"</text:p>
      <text:p text:style-name="P2">category-name="[[categoryName]]"</text:p>
      <text:p text:style-name="P2">category="{{category}}"</text:p>
      <text:p text:style-name="P2">animal-id="[[animalId]]"</text:p>
      <text:p text:style-name="P2">animal="{{animal}}"</text:p>
      <text:p text:style-name="P2">loading="{{loading}}"</text:p>
      <text:p text:style-name="P2">offline="[[offline]]"</text:p>
      <text:p text:style-name="P2">failure="{{failure}}"&gt;&lt;/lhm-data&gt;</text:p>
      <text:p text:style-name="P2"/>
      <text:p text:style-name="P3"/>
      <text:p text:style-name="P1">&lt;lhm-nav</text:p>
      <text:p text:style-name="P2">id="nav"</text:p>
      <text:p text:style-name="P2">app-title="[[appTitle]]"</text:p>
      <text:p text:style-name="P2">page="[[page]]"</text:p>
      <text:p text:style-name="P2">categories="[[categories]]"</text:p>
      <text:p text:style-name="P2">category="[[category]]"</text:p>
      <text:p text:style-name="P2">load-complete="[[loadComplete]]"&gt;</text:p>
      <text:p text:style-name="P2">[[animalHeading]]</text:p>
      <text:p text:style-name="P2">&lt;/lhm-nav&gt;</text:p>
      <text:p text:style-name="P2"/>
      <text:p text:style-name="P3"/>
      <text:p text:style-name="P1">&lt;iron-pages role="main" selected="[[page]]" attr-for-selected="name" fallback-selection="path-warning"&gt;</text:p>
      <text:p text:style-name="P2">&lt;!-- list view of animals in a category --&gt;</text:p>
      <text:p text:style-name="P2">&lt;lhm-list</text:p>
      <text:p text:style-name="P2">id="list"</text:p>
      <text:p text:style-name="P2">name="list"</text:p>
      <text:p text:style-name="P2">route="[[subroute]]"</text:p>
      <text:p text:style-name="P2">category-name="{{categoryName}}"</text:p>
      <text:p text:style-name="P2">category="[[category]]"</text:p>
      <text:p text:style-name="P2">loading="[[loading]]"</text:p>
      <text:p text:style-name="P2">offline="[[offline]]"</text:p>
      <text:p text:style-name="P2">failure="[[failure]]"&gt;</text:p>
      <text:p text:style-name="P2">&lt;/lhm-list&gt;</text:p>
      <text:p text:style-name="P2"/>
      <text:p text:style-name="P2">&lt;!-- list view of observations --&gt;</text:p>
      <text:p text:style-name="P2">&lt;lhm-list-observations</text:p>
      <text:p text:style-name="P2">id="observations"</text:p>
      <text:p text:style-name="P2">name="observations"</text:p>
      <text:p text:style-name="P2">route="[[subroute]]"</text:p>
      <text:p text:style-name="P2">category-name="{{categoryName}}"</text:p>
      <text:p text:style-name="P2">category="[[category]]"</text:p>
      <text:p text:style-name="P2">loading="[[loading]]"</text:p>
      <text:p text:style-name="P2">offline="[[offline]]"</text:p>
      <text:p text:style-name="P2">failure="[[failure]]"&gt;</text:p>
      <text:p text:style-name="P2">&lt;/lhm-list-observations&gt; </text:p>
      <text:p text:style-name="P2"><text:soft-page-break/></text:p>
      <text:p text:style-name="P2">&lt;!-- animal view --<text:span text:style-name="T5">&gt;</text:span></text:p>
      <text:p text:style-name="P2"/>
      <text:p text:style-name="P2">&lt;news-animal</text:p>
      <text:p text:style-name="P2">name="animal"</text:p>
      <text:p text:style-name="P2">route="{{subroute}}"</text:p>
      <text:p text:style-name="P2">category-name="{{categoryName}}"</text:p>
      <text:p text:style-name="P2">category="[[category]]"</text:p>
      <text:p text:style-name="P2">animal-id="{{animalId}}"</text:p>
      <text:p text:style-name="P2">animal="[[animal]]"</text:p>
      <text:p text:style-name="P2">loading="[[loading]]"</text:p>
      <text:p text:style-name="P2">offline="[[offline]]"</text:p>
      <text:p text:style-name="P2">failure="[[failure]]"&gt;&lt;/news-animal&gt;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08:28:31.784049241</meta:creation-date>
    <dc:date>2018-03-14T08:32:55.494939911</dc:date>
    <meta:editing-duration>PT4M25S</meta:editing-duration>
    <meta:editing-cycles>1</meta:editing-cycles>
    <meta:document-statistic meta:table-count="0" meta:image-count="0" meta:object-count="0" meta:page-count="2" meta:paragraph-count="58" meta:word-count="81" meta:character-count="1300" meta:non-whitespace-character-count="1279"/>
    <meta:generator>LibreOffice/5.1.6.2$Linux_X86_64 LibreOffice_project/10m0$Build-2</meta:generator>
  </office:meta>
</office:document-meta>
</file>